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ErrorHandlingRunnable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legatingErrorHandlingRunnable.DelegatingErrorHandlingRunnable( Runnable delegate , 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gatingErrorHandlingRunnab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